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1.8035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1.0945in"/>
    </style:style>
    <style:style style:name="co8" style:family="table-column">
      <style:table-column-properties fo:break-before="auto" style:column-width="4.6256in"/>
    </style:style>
    <style:style style:name="co9" style:family="table-column">
      <style:table-column-properties fo:break-before="auto" style:column-width="13.6409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1.2417in"/>
    </style:style>
    <style:style style:name="co13" style:family="table-column">
      <style:table-column-properties fo:break-before="auto" style:column-width="1.7098in"/>
    </style:style>
    <style:style style:name="co14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1.6299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893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006" table:default-cell-style-name="ce13"/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geography-09-t1-l01-ep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ආසියානු ප්‍රදේශය</text:p>
          </table:table-cell>
          <table:table-cell table:style-name="ce17" office:value-type="string" calcext:value-type="string">
            <text:p>ආසියාවේ භූගෝලීය පිහිටීම පිළිබඳව අධ්‍යයනය කිරීම.</text:p>
          </table:table-cell>
          <table:table-cell table:style-name="ce20" office:value-type="string" calcext:value-type="string">
            <text:p> ආසියාවේ පිහිටීම, (සාපේක්ෂ පිහිටීම, නිරපේක්ෂ පිහිටීම) පිළිබඳව හා ආසියා මහද්වීපයට අයත් දූපත් පිළිබඳව අධ්‍යයනය කිරීම.</text:p>
          </table:table-cell>
          <table:table-cell table:style-name="ce21"/>
          <table:table-cell table:style-name="ce14" table:number-columns-repeated="101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geography-09-t1-l01-ep0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ආසියානු ප්‍රදේශය</text:p>
          </table:table-cell>
          <table:table-cell table:style-name="ce18" office:value-type="string" calcext:value-type="string">
            <text:p>ආසියාවේ භූගෝලීය පිහිටීම පිළිබඳව අධ්‍යයනය කිරීම.</text:p>
          </table:table-cell>
          <table:table-cell table:style-name="ce20" office:value-type="string" calcext:value-type="string">
            <text:p> ආසියානූ ප්‍රදේශයේ සුවිශේෂිත්වය පිළිබඳව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geography-09-t1-l01-ep0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ආසියානු ප්‍රදේශය</text:p>
          </table:table-cell>
          <table:table-cell table:style-name="ce17" office:value-type="string" calcext:value-type="string">
            <text:p>ආසියාවේ භෞතික භූ දර්ශනය පිළිබඳව හැදින්වීම.</text:p>
          </table:table-cell>
          <table:table-cell table:style-name="ce20" office:value-type="string" calcext:value-type="string">
            <text:p><text:s/>භූ විෂමතාව හා ජලවහනය පිළිබඳව උදාහරණ ඇසුරෙන්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geography-09-t1-l01-ep0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ආසියානු ප්‍රදේශය</text:p>
          </table:table-cell>
          <table:table-cell table:style-name="ce17" office:value-type="string" calcext:value-type="string">
            <text:p>ආසියානු කලාපයේ දේශගුණය හා භෞතික භූ දර්ශනය පිළිබඳව අධ්‍යයනය කිරීම.</text:p>
          </table:table-cell>
          <table:table-cell table:style-name="ce17" office:value-type="string" calcext:value-type="string">
            <text:p>දේශගුණය ( නිවර්තන කලාපය, සෞම්‍ය කලාපය, ශිත කලාපය) ලෝකයේ ප්‍රධාන දේශගුණික කලප ව්‍යාප්තිය , ආසියා මහද්වීපයේ දක්නට ලැබෙන දේශගුණ වර්ග පිළිබඳව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geography-09-t1-l01-ep0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ආසියානු ප්‍රදේශය</text:p>
          </table:table-cell>
          <table:table-cell table:style-name="ce17" office:value-type="string" calcext:value-type="string">
            <text:p>වෘක්ෂලතා හා වනජීවින් පිළිබඳව අධ්‍යයනය කිරීම.</text:p>
          </table:table-cell>
          <table:table-cell table:style-name="ce20" office:value-type="string" calcext:value-type="string">
            <text:p> වර්ෂාපතනය හා උෂ්ණත්ව වෙනස්කම් හේතුවෙන් වෘක්ෂලතා වෙනස්කම් හා වනජීවි හැඩගැසීම් පිළිබඳව මෙන් ම ( නිවර්තන කලාපය, සෞම්‍ය කලාපය, ශීත කලාපය ) ආශ්‍රිතව වයාප්ත වී ඇති වෘක්ෂලතා හා වනජීවින් පිළිබඳව අධ්‍යයනය කිරීම.</text:p>
          </table:table-cell>
          <table:table-cell table:style-name="ce14" table:number-columns-repeated="1014"/>
        </table:table-row>
        <table:table-row table:style-name="ro2">
          <table:table-cell/>
          <table:table-cell table:style-name="ce16"/>
          <table:table-cell/>
          <table:table-cell table:style-name="ce17"/>
          <table:table-cell table:number-columns-repeated="3"/>
          <table:table-cell table:style-name="ce17" table:number-columns-repeated="2"/>
          <table:table-cell table:style-name="ce1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16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number-columns-repeated="8"/>
          <table:table-cell table:style-name="ce16"/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ce19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3:12.973653820</dc:date>
    <meta:editing-cycles>92</meta:editing-cycles>
    <meta:editing-duration>PT5H22M24S</meta:editing-duration>
    <meta:document-statistic meta:table-count="1" meta:cell-count="50" meta:object-count="0"/>
  </office:meta>
</office:document-meta>
</file>